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4772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able-cell-properties fo:background-color="#99ccff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99ccff"/>
      <style:text-properties fo:language="en" fo:country="US"/>
    </style:style>
    <style:style style:name="ce4" style:family="table-cell" style:parent-style-name="Default">
      <style:table-cell-properties fo:background-color="#ffff99"/>
      <style:text-properties fo:language="en" fo:country="US"/>
    </style:style>
    <style:style style:name="ce5" style:family="table-cell" style:parent-style-name="Default">
      <style:table-cell-properties fo:background-color="#ccffcc"/>
      <style:text-properties fo:language="en" fo:country="US"/>
    </style:style>
    <style:style style:name="ce6" style:family="table-cell" style:parent-style-name="Default">
      <style:table-cell-properties fo:background-color="#ffcc99"/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ce1"/>
        <table:table-row table:style-name="ro1">
          <table:table-cell table:number-columns-repeated="256"/>
        </table:table-row>
        <table:table-row table:style-name="ro1">
          <table:table-cell office:value-type="string">
            <text:p>Table</text:p>
          </table:table-cell>
          <table:table-cell table:style-name="ce2" office:value-type="string">
            <text:p>Kind</text:p>
          </table:table-cell>
          <table:table-cell table:style-name="ce2" office:value-type="string">
            <text:p>Age</text:p>
          </table:table-cell>
          <table:table-cell table:style-name="ce2" office:value-type="string">
            <text:p>Yield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8">
            <text:p>28</text:p>
          </table:table-cell>
          <table:table-cell table:number-columns-repeated="252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number-columns-repeated="252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1">
            <text:p>11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0">
            <text:p>40</text:p>
          </table:table-cell>
          <table:table-cell table:number-columns-repeated="252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number-columns-repeated="252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3">
            <text:p>13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2">
            <text:p>22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riteria</text:p>
          </table:table-cell>
          <table:table-cell table:style-name="ce2" office:value-type="string">
            <text:p>Kind</text:p>
          </table:table-cell>
          <table:table-cell table:style-name="ce2" office:value-type="string">
            <text:p>Age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&lt;=9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Inputs A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6">
            <text:p>16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8">
            <text:p>28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0">
            <text:p>3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nputs B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2">
            <text:p>22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5">
            <text:p>15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8">
            <text:p>18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tual</text:p>
          </table:table-cell>
          <table:table-cell table:style-name="ce6" table:formula="of:=DSUM([.B2:.D9];&quot;Yield&quot;;[.B11:.C12])" office:value-type="float" office:value="86">
            <text:p>86</text:p>
          </table:table-cell>
          <table:table-cell table:number-columns-repeated="254"/>
        </table:table-row>
        <table:table-row table:style-name="ro1">
          <table:table-cell office:value-type="string">
            <text:p>Expected</text:p>
          </table:table-cell>
          <table:table-cell table:style-name="ce6" office:value-type="float" office:value="148">
            <text:p>148</text:p>
          </table:table-cell>
          <table:table-cell table:formula="of:=[.D6]+[.D9]+[.D15]+[.D17]+[.D19]+[.D21]" office:value-type="float" office:value="148">
            <text:p>148</text:p>
          </table:table-cell>
          <table:table-cell table:number-columns-repeated="253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Cited_Example" table:base-cell-address="$Sheet1.$A$1" table:cell-range-address="$Sheet1.$B$2:.$D$9"/>
        <table:named-range table:name="IR_One" table:base-cell-address="$Sheet1.$A$1" table:cell-range-address="$Sheet1.$B$15:.$D$17"/>
        <table:named-range table:name="IR_Two" table:base-cell-address="$Sheet1.$A$1" table:cell-range-address="$Sheet1.$B$19:.$D$21"/>
        <table:named-range table:name="O_Actual" table:base-cell-address="$Sheet1.$A$1" table:cell-range-address="$Sheet1.$B$23"/>
        <table:named-range table:name="O_Expected" table:base-cell-address="$Sheet1.$A$1" table:cell-range-address="$Sheet1.$B$24"/>
        <table:named-range table:name="RS_One" table:base-cell-address="$Sheet1.$A$1" table:cell-range-address="$Sheet1.$B$4:.$D$5"/>
        <table:named-range table:name="RS_Two" table:base-cell-address="$Sheet1.$A$1" table:cell-range-address="$Sheet1.$B$7:.$D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2" number:min-integer-digits="1" number:grouping="true"/>
      <number:text> </number:text>
    </number:number-style>
    <number:number-style style:name="N139P1" style:volatile="true">
      <number:text> SFr. -</number:text>
      <number:number number:decimal-places="2" number:min-integer-digits="1" number:grouping="true"/>
      <number:text> </number:text>
    </number:number-style>
    <number:number-style style:name="N139P2" style:volatile="true">
      <number:text> SFr.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8:4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o</meta:initial-creator>
    <meta:creation-date>2006-12-29T09:23:41</meta:creation-date>
    <dc:date>2007-11-22T16:42:03</dc:date>
    <meta:editing-cycles>0</meta:editing-cycles>
    <meta:editing-duration>PT0S</meta:editing-duration>
    <meta:document-statistic meta:table-count="1" meta:cell-count="55" meta:object-count="0"/>
    <meta:user-defined meta:name="Info 1"/>
    <meta:user-defined meta:name="Info 2"/>
    <meta:user-defined meta:name="Info 3"/>
    <meta:user-defined meta:name="Info 4"/>
  </office:meta>
</office:document-meta>
</file>